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Illustration">
      <style:paragraph-properties fo:text-align="center" style:justify-single-word="false"/>
      <style:text-properties officeooo:paragraph-rsid="00203081"/>
    </style:style>
    <style:style style:name="P2" style:family="paragraph" style:parent-style-name="Illustration">
      <style:paragraph-properties fo:text-align="center" style:justify-single-word="false"/>
      <style:text-properties officeooo:rsid="00203081" officeooo:paragraph-rsid="00203081"/>
    </style:style>
    <style:style style:name="P3" style:family="paragraph" style:parent-style-name="Text_20_body">
      <style:paragraph-properties fo:text-align="justify" style:justify-single-word="false"/>
      <style:text-properties officeooo:rsid="001d63cf" officeooo:paragraph-rsid="001e9eb6"/>
    </style:style>
    <style:style style:name="P4" style:family="paragraph" style:parent-style-name="Text_20_body">
      <style:paragraph-properties fo:text-align="justify" style:justify-single-word="false"/>
      <style:text-properties officeooo:rsid="001e9eb6" officeooo:paragraph-rsid="001e9eb6"/>
    </style:style>
    <style:style style:name="P5" style:family="paragraph" style:parent-style-name="Text_20_body">
      <style:paragraph-properties fo:text-align="justify" style:justify-single-word="false">
        <style:tab-stops>
          <style:tab-stop style:position="0.464cm"/>
        </style:tab-stops>
      </style:paragraph-properties>
      <style:text-properties officeooo:paragraph-rsid="0022a7c8"/>
    </style:style>
    <style:style style:name="P6" style:family="paragraph" style:parent-style-name="Text_20_body">
      <style:paragraph-properties fo:text-align="justify" style:justify-single-word="false"/>
      <style:text-properties officeooo:rsid="00203081" officeooo:paragraph-rsid="00203081"/>
    </style:style>
    <style:style style:name="P7" style:family="paragraph" style:parent-style-name="Text_20_body">
      <style:paragraph-properties fo:text-align="justify" style:justify-single-word="false"/>
      <style:text-properties officeooo:rsid="00213ed8" officeooo:paragraph-rsid="0022a7c8"/>
    </style:style>
    <style:style style:name="P8" style:family="paragraph" style:parent-style-name="Text_20_body">
      <style:paragraph-properties fo:text-align="justify" style:justify-single-word="false"/>
      <style:text-properties officeooo:rsid="00213ed8" officeooo:paragraph-rsid="00213ed8"/>
    </style:style>
    <style:style style:name="P9" style:family="paragraph" style:parent-style-name="Text_20_body">
      <style:text-properties officeooo:rsid="0022a7c8" officeooo:paragraph-rsid="0022a7c8"/>
    </style:style>
    <style:style style:name="P10" style:family="paragraph" style:parent-style-name="Text_20_body">
      <style:text-properties officeooo:paragraph-rsid="00243750"/>
    </style:style>
    <style:style style:name="P11" style:family="paragraph" style:parent-style-name="Text_20_body">
      <style:text-properties officeooo:paragraph-rsid="0025042c"/>
    </style:style>
    <style:style style:name="P12" style:family="paragraph" style:parent-style-name="Text_20_body">
      <style:text-properties officeooo:rsid="0025042c" officeooo:paragraph-rsid="0025042c"/>
    </style:style>
    <style:style style:name="P13" style:family="paragraph" style:parent-style-name="Text_20_body">
      <style:paragraph-properties fo:text-align="justify" style:justify-single-word="false"/>
      <style:text-properties officeooo:rsid="0025042c" officeooo:paragraph-rsid="0026b63d"/>
    </style:style>
    <style:style style:name="P14" style:family="paragraph" style:parent-style-name="Text_20_body">
      <style:text-properties officeooo:rsid="0028402a" officeooo:paragraph-rsid="0028402a"/>
    </style:style>
    <style:style style:name="P15" style:family="paragraph" style:parent-style-name="Text_20_body">
      <style:text-properties officeooo:rsid="0029899f" officeooo:paragraph-rsid="0029899f"/>
    </style:style>
    <style:style style:name="P16" style:family="paragraph" style:parent-style-name="Text_20_body">
      <style:text-properties fo:font-size="12pt" officeooo:rsid="0029899f" officeooo:paragraph-rsid="0029899f" style:font-size-asian="10.5pt" style:font-size-complex="12pt"/>
    </style:style>
    <style:style style:name="P17" style:family="paragraph" style:parent-style-name="Text_20_body">
      <style:text-properties officeooo:rsid="002acf5d" officeooo:paragraph-rsid="002acf5d"/>
    </style:style>
    <style:style style:name="P18" style:family="paragraph" style:parent-style-name="Text_20_body">
      <style:paragraph-properties fo:margin-top="0cm" fo:margin-bottom="0.25cm" loext:contextual-spacing="false"/>
      <style:text-properties officeooo:paragraph-rsid="002a8706"/>
    </style:style>
    <style:style style:name="P19" style:family="paragraph" style:parent-style-name="Text_20_body">
      <style:paragraph-properties fo:margin-top="0cm" fo:margin-bottom="0cm" loext:contextual-spacing="false"/>
      <style:text-properties officeooo:rsid="002acf5d" officeooo:paragraph-rsid="002acf5d"/>
    </style:style>
    <style:style style:name="P20" style:family="paragraph" style:parent-style-name="Text_20_body">
      <style:paragraph-properties fo:text-align="justify" style:justify-single-word="false"/>
      <style:text-properties fo:font-size="12pt" officeooo:rsid="002acf5d" officeooo:paragraph-rsid="0031ec82" style:font-size-asian="10.5pt" style:font-size-complex="12pt"/>
    </style:style>
    <style:style style:name="P21" style:family="paragraph" style:parent-style-name="Text_20_body" style:list-style-name="L10">
      <style:paragraph-properties fo:margin-top="0cm" fo:margin-bottom="0.101cm" loext:contextual-spacing="false"/>
      <style:text-properties officeooo:paragraph-rsid="0025042c"/>
    </style:style>
    <style:style style:name="P22" style:family="paragraph" style:parent-style-name="Text_20_body" style:list-style-name="L11">
      <style:paragraph-properties fo:margin-top="0cm" fo:margin-bottom="0.101cm" loext:contextual-spacing="false" fo:text-align="justify" style:justify-single-word="false"/>
      <style:text-properties officeooo:rsid="0026b63d" officeooo:paragraph-rsid="0026b63d"/>
    </style:style>
    <style:style style:name="P23" style:family="paragraph" style:parent-style-name="Text_20_body" style:list-style-name="L10">
      <style:paragraph-properties fo:margin-top="0cm" fo:margin-bottom="0.25cm" loext:contextual-spacing="false"/>
      <style:text-properties officeooo:paragraph-rsid="0025042c"/>
    </style:style>
    <style:style style:name="P24" style:family="paragraph" style:parent-style-name="Heading_20_3">
      <style:paragraph-properties fo:text-align="justify" style:justify-single-word="false" fo:break-before="page"/>
      <style:text-properties officeooo:rsid="00213ed8" officeooo:paragraph-rsid="00213ed8"/>
    </style:style>
    <style:style style:name="P25" style:family="paragraph" style:parent-style-name="Heading_20_3">
      <style:paragraph-properties fo:break-before="page"/>
      <style:text-properties officeooo:rsid="0025042c"/>
    </style:style>
    <style:style style:name="P26" style:family="paragraph">
      <style:paragraph-properties fo:text-align="center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loext:graphic-properties draw:fill-color="#000000"/>
    </style:style>
    <style:style style:name="T1" style:family="text">
      <style:text-properties officeooo:rsid="001e9eb6"/>
    </style:style>
    <style:style style:name="T2" style:family="text">
      <style:text-properties fo:font-size="11pt" fo:font-style="normal" fo:font-weight="normal" officeooo:rsid="00243750" style:font-size-asian="11pt" style:font-style-asian="normal" style:font-weight-asian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22a7c8"/>
    </style:style>
    <style:style style:name="T5" style:family="text">
      <style:text-properties style:font-name="Liberation Serif" fo:font-size="12pt" officeooo:rsid="0022a7c8" style:font-size-asian="12pt" style:font-size-complex="12pt"/>
    </style:style>
    <style:style style:name="T6" style:family="text">
      <style:text-properties style:font-name="Liberation Serif" fo:font-size="12pt" fo:font-style="normal" fo:font-weight="normal" officeooo:rsid="00243750" style:font-size-asian="12pt" style:font-style-asian="normal" style:font-weight-asian="normal" style:font-size-complex="12pt"/>
    </style:style>
    <style:style style:name="T7" style:family="text">
      <style:text-properties style:font-name="Liberation Serif" fo:font-size="12pt" fo:font-style="normal" fo:font-weight="normal" officeooo:rsid="0025042c" style:font-size-asian="12pt" style:font-style-asian="normal" style:font-weight-asian="normal" style:font-size-complex="12pt"/>
    </style:style>
    <style:style style:name="T8" style:family="text">
      <style:text-properties style:font-name="Liberation Serif" officeooo:rsid="00243750"/>
    </style:style>
    <style:style style:name="T9" style:family="text">
      <style:text-properties style:font-name="Liberation Serif" officeooo:rsid="0025042c"/>
    </style:style>
    <style:style style:name="T10" style:family="text">
      <style:text-properties style:font-name="Liberation Mono" fo:font-size="11pt" fo:font-style="normal" fo:font-weight="normal" officeooo:rsid="00243750" style:font-size-asian="11pt" style:font-style-asian="normal" style:font-weight-asian="normal"/>
    </style:style>
    <style:style style:name="T11" style:family="text">
      <style:text-properties style:font-name="Liberation Mono" fo:font-size="11pt" fo:font-style="normal" fo:font-weight="normal" officeooo:rsid="00243750" style:font-size-asian="11pt" style:font-style-asian="normal" style:font-weight-asian="normal" style:font-size-complex="12pt"/>
    </style:style>
    <style:style style:name="T12" style:family="text">
      <style:text-properties style:text-position="sub 58%" officeooo:rsid="00243750"/>
    </style:style>
    <style:style style:name="T13" style:family="text">
      <style:text-properties style:text-position="sub 58%" style:font-name="Liberation Mono" fo:font-size="11pt" fo:font-style="normal" fo:font-weight="normal" officeooo:rsid="00243750" style:font-size-asian="11pt" style:font-style-asian="normal" style:font-weight-asian="normal"/>
    </style:style>
    <style:style style:name="T14" style:family="text">
      <style:text-properties style:text-position="sub 58%" fo:font-size="11pt" fo:font-style="normal" fo:font-weight="normal" officeooo:rsid="00243750" style:font-size-asian="11pt" style:font-style-asian="normal" style:font-weight-asian="normal"/>
    </style:style>
    <style:style style:name="T15" style:family="text">
      <style:text-properties officeooo:rsid="0026b63d"/>
    </style:style>
    <style:style style:name="T16" style:family="text">
      <style:text-properties officeooo:rsid="0028402a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officeooo:rsid="002dcf68"/>
    </style:style>
    <style:style style:name="T19" style:family="text">
      <style:text-properties officeooo:rsid="0031ec82"/>
    </style:style>
    <style:style style:name="T20" style:family="text">
      <style:text-properties officeooo:rsid="0034218f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ffff" draw:fill-color="#ffffff" draw:textarea-horizontal-align="center" draw:textarea-vertical-align="middle" style:run-through="foreground"/>
    </style:style>
    <style:style style:name="gr3" style:family="graphic">
      <style:graphic-properties svg:stroke-color="#000000" draw:fill-color="#ffffff" draw:textarea-horizontal-align="center" draw:textarea-vertical-align="middle" style:run-through="foreground"/>
    </style:style>
    <style:style style:name="gr4" style:family="graphic">
      <style:graphic-properties svg:stroke-color="#000000" draw:fill-color="#000000" draw:textarea-horizontal-align="justify" draw:textarea-vertical-align="middle" draw:auto-grow-height="false" fo:min-height="0.078cm" fo:min-width="6.424cm" style:run-through="foreground"/>
    </style:style>
    <style:style style:name="gr5" style:family="graphic">
      <style:graphic-properties svg:stroke-color="#000000" draw:fill-color="#000000" draw:textarea-horizontal-align="justify" draw:textarea-vertical-align="middle" draw:auto-grow-height="false" fo:min-height="0.078cm" fo:min-width="1.852cm" style:run-through="foreground"/>
    </style:style>
    <style:style style:name="gr6" style:family="graphic">
      <style:graphic-properties svg:stroke-color="#000000" draw:fill-color="#000000" draw:textarea-horizontal-align="justify" draw:textarea-vertical-align="middle" draw:auto-grow-height="false" fo:min-height="0.078cm" fo:min-width="1.755cm" style:run-through="foreground"/>
    </style:style>
    <style:style style:name="gr7" style:family="graphic">
      <style:graphic-properties svg:stroke-color="#000000" draw:fill-color="#000000" draw:textarea-horizontal-align="justify" draw:textarea-vertical-align="middle" draw:auto-grow-height="false" fo:min-height="0.078cm" fo:min-width="6.117cm" style:run-through="foreground"/>
    </style:style>
    <style:style style:name="gr8" style:family="graphic">
      <style:graphic-properties svg:stroke-color="#000000" draw:fill-color="#000000" draw:textarea-horizontal-align="justify" draw:textarea-vertical-align="middle" draw:auto-grow-height="false" fo:min-height="0.078cm" fo:min-width="1.543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pis składni języka Fuzzy Control Language</text:h>
      <text:h text:style-name="Heading_20_2" text:outline-level="2">IEC 61131-7</text:h>
      <text:p text:style-name="P3">Fuzzy Control Language zwany dalej FCL jest to standard opisany przez Międzynarodową Komisję Elektrotechniczną (International Electrotechnical Commision - http://www.iec.ch/) w dokumencie IEC 61131-7 w styczniu 1997 roku. Zawiera on 53 strony, 6 rozdziałów i 6 dodatków opisujących każdy detal standardu wraz z przykładami. W ramach tej pracy opis standardu zostanie ograniczony do niezbędnego minimum. <text:span text:style-name="T1">[5]</text:span></text:p>
      <text:p text:style-name="P3">Język FCL jest językiem domenowym. Oznacza to, że nie da się w nim napisać standardowego „Hello World!”, posiada instrukcje związane stricte z logiką rozmytą. Może jednak stanowić część większej aplikacji [<text:span text:style-name="T1">6</text:span>]. Istnieją płatne produkty implementujące ten standard, jak również aplikacje open source, <text:span text:style-name="T1">np. </text:span><text:a xlink:type="simple" xlink:href="http://jfuzzylogic.sourceforge.net/html/index.html" text:style-name="Internet_20_link" text:visited-style-name="Visited_20_Internet_20_Link"><text:span text:style-name="T1">http://jfuzzylogic.sourceforge.net/html/index.html</text:span></text:a><text:span text:style-name="T1">. Celem tej pracy było zaimplementowanie tego systemu od podstaw z mocnym ukierunkowaniem na rozszerzalność aplikacji, jak również przedstawienie możliwości tego języka. Standard FCL przewiduje w większości przypadków więcej rozwiązań i metod niż zaimplementowano w tej pracy.</text:span></text:p>
      <text:h text:style-name="Heading_20_3" text:outline-level="3">Bloki funkcji</text:h>
      <text:p text:style-name="P4">Aplikacja w języku FCL składa się z bloków funkcji. Ich celem jest rozdzielenie logiki poszczególnych elementów rozwiązywanego problemu. Umożliwia łączenie poszczególnych bloków za pomocą zmiennych wejściowych i wyjściowych.</text:p>
      <text:p text:style-name="P4"/>
      <text:p text:style-name="P1"><draw:g text:anchor-type="paragraph" draw:z-index="0" draw:style-name="gr1"><draw:rect draw:style-name="gr2" draw:text-style-name="P27" svg:width="1.654cm" svg:height="0.595cm" svg:x="10.308cm" svg:y="0.137cm"><text:p text:style-name="P26">Var 4</text:p></draw:rect><draw:rect draw:style-name="gr2" draw:text-style-name="P27" svg:width="1.654cm" svg:height="0.595cm" svg:x="5.081cm" svg:y="1.393cm"><text:p text:style-name="P26">Var 5</text:p></draw:rect><draw:rect draw:style-name="gr2" draw:text-style-name="P27" svg:width="1.654cm" svg:height="0.595cm" svg:x="10.308cm" svg:y="1.481cm"><text:p text:style-name="P26">Var 6</text:p></draw:rect><draw:rect draw:style-name="gr2" draw:text-style-name="P27" svg:width="1.654cm" svg:height="0.595cm" svg:x="-0.011cm" svg:y="0.137cm"><text:p text:style-name="P26">Var 1</text:p></draw:rect><draw:rect draw:style-name="gr2" draw:text-style-name="P27" svg:width="1.654cm" svg:height="0.595cm" svg:x="-0.011cm" svg:y="1.526cm"><text:p text:style-name="P26">Var 2</text:p></draw:rect><draw:rect draw:style-name="gr3" draw:text-style-name="P27" svg:width="3.22cm" svg:height="4.169cm" svg:x="1.753cm" svg:y="0.026cm"><text:p text:style-name="P26">Function block 1</text:p></draw:rect><draw:rect draw:style-name="gr3" draw:text-style-name="P27" svg:width="3.22cm" svg:height="4.169cm" svg:x="12.313cm" svg:y="-0.062cm"><text:p text:style-name="P26">Function block 3</text:p></draw:rect><draw:rect draw:style-name="gr3" draw:text-style-name="P27" svg:width="3.22cm" svg:height="4.169cm" svg:x="7.089cm" svg:y="1.481cm"><text:p text:style-name="P26">Function block 2</text:p></draw:rect><draw:custom-shape draw:style-name="gr4" draw:text-style-name="P28" svg:width="7.342cm" svg:height="0.156cm" svg:x="4.972cm" svg:y="0.73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5" draw:text-style-name="P28" svg:width="2.117cm" svg:height="0.156cm" svg:x="4.972cm" svg:y="1.98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6" draw:text-style-name="P28" svg:width="2.006cm" svg:height="0.156cm" svg:x="10.308cm" svg:y="2.05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7" draw:text-style-name="P28" svg:width="6.991cm" svg:height="0.156cm" svg:x="0.098cm" svg:y="4.70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8" draw:text-style-name="P28" svg:width="1.765cm" svg:height="0.156cm" svg:x="-0.011cm" svg:y="0.73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8" draw:text-style-name="P28" svg:width="1.765cm" svg:height="0.156cm" svg:x="-0.011cm" svg:y="2.1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draw:style-name="gr2" draw:text-style-name="P27" svg:width="1.654cm" svg:height="0.595cm" svg:x="0.1cm" svg:y="4.106cm"><text:p text:style-name="P26">Var 3</text:p></draw:rect></draw:g></text:p>
      <text:p text:style-name="P2">Rys <text:chapter text:display="number" text:outline-level="3">III.1.1.</text:chapter>/1 Przykładowy schemat połączeń bloków funkcji</text:p>
      <text:p text:style-name="P6">System nie zakłada żadnych zabezpieczeń przed rekursją połączeń, powinien o to zadbać deweloper tworzący system. Definicja bloku funkcji wygląda następująco</text:p>
      <text:p text:style-name="Index"><text:span text:style-name="Source_20_Text">FUNCTION_BLOCK &lt;nazwa bloku&gt;</text:span></text:p>
      <text:p text:style-name="Index"><text:span text:style-name="Source_20_Text">…</text:span></text:p>
      <text:p text:style-name="Index"><text:span text:style-name="Source_20_Text">END_FUNCTION_BLOCK</text:span></text:p>
      <text:p text:style-name="P6"/>
      <text:p text:style-name="P6">Uwaga: w języku FCL wielkość liter nie ma znaczenia</text:p>
      <text:h text:style-name="P24" text:outline-level="3">Blok zmiennych</text:h>
      <text:p text:style-name="P8">Blok zmiennych służy do deklaracji zmiennych użytych w danym bloku funkcji. Tylko zmienne zdefiniowane w tym bloku mogą być użyte w pozostałych elementach bloku funkcji. Definiuje się go następująco:</text:p>
      <text:p text:style-name="P7"><text:span text:style-name="Source_20_Text"><text:span text:style-name="T3">VAR_INPUT</text:span></text:span></text:p>
      <text:p text:style-name="P7"><text:span text:style-name="Source_20_Text"><text:span text:style-name="T3"><text:tab/>&lt;nazwa zmiennej wejściowej 1&gt; : &lt;typ zmiennej – REAL|INT&gt;;</text:span></text:span></text:p>
      <text:p text:style-name="P7"><text:span text:style-name="Source_20_Text"><text:span text:style-name="T3"><text:tab/>&lt;nazwa zmiennej wejściowej 2&gt; : &lt;typ zmiennej&gt;</text:span></text:span></text:p>
      <text:p text:style-name="P7"><text:span text:style-name="Source_20_Text"><text:span text:style-name="T3">END_VAR</text:span></text:span></text:p>
      <text:p text:style-name="P7"><text:span text:style-name="Source_20_Text"><text:span text:style-name="T3">VAR_INLINE</text:span></text:span></text:p>
      <text:p text:style-name="P7"><text:span text:style-name="Source_20_Text"><text:span text:style-name="T3"><text:tab/>&lt;nazwa zmiennej wewnętrznej 3&gt; : &lt;typ zmiennej&gt;;</text:span></text:span></text:p>
      <text:p text:style-name="P7"><text:span text:style-name="Source_20_Text"><text:span text:style-name="T3">END_VAR</text:span></text:span></text:p>
      <text:p text:style-name="P7"><text:span text:style-name="Source_20_Text"><text:span text:style-name="T3">VAR_OUTPUT</text:span></text:span></text:p>
      <text:p text:style-name="P7"><text:span text:style-name="Source_20_Text"><text:span text:style-name="T3"><text:tab/>&lt;nazwa zmiennej wyjściowej 4&gt; : &lt;typ zmiennej&gt;;</text:span></text:span></text:p>
      <text:p text:style-name="P7"><text:span text:style-name="Source_20_Text"><text:span text:style-name="T3">END_VAR </text:span></text:span></text:p>
      <text:p text:style-name="P5"><text:span text:style-name="Source_20_Text"><text:span text:style-name="T5">Zmienne wejściowe i wyjściowe są niezbędne do prawidłowej komunikacji z aplikacją zewnętrzną lub innymi blokami funkcji. Zmienne wewnętrzne służą do obliczeń pośrednich. W przypadku gdy w aplikacji znajduje się kilka bloków funkcji należy uważać na nazewnictwo zmiennych wewnętrznych ponieważ zmienne o tej samej nazwie w różnych blokach wskazują na tę samą zmienną w całym systemie. W aplikacji będącej przedmiotem tej pracy zaimplementowano jedynie typ zmiennej REAL.</text:span></text:span></text:p>
      <text:h text:style-name="Heading_20_3" text:outline-level="3">Blok fuzyfikacji</text:h>
      <text:p text:style-name="P9"><text:span text:style-name="Source_20_Text">FUZZIFY temperatura </text:span></text:p>
      <text:p text:style-name="P10"><text:span text:style-name="Source_20_Text"><text:span text:style-name="T4"><text:tab/>TERM &lt;nazwa termu 1&gt; := (x</text:span></text:span><text:span text:style-name="Source_20_Text"><text:span text:style-name="T12">1</text:span></text:span><text:span text:style-name="Source_20_Text"><text:span text:style-name="T4">,</text:span></text:span><text:span text:style-name="Source_20_Text"><text:span text:style-name="T10">μ</text:span></text:span><text:span text:style-name="Source_20_Text"><text:span text:style-name="T13">1</text:span></text:span><text:span text:style-name="Source_20_Text"><text:span text:style-name="T4">) (x</text:span></text:span><text:span text:style-name="Source_20_Text"><text:span text:style-name="T12">2</text:span></text:span><text:span text:style-name="Source_20_Text"><text:span text:style-name="T4">,</text:span></text:span><text:span text:style-name="Source_20_Text"><text:span text:style-name="T10">μ</text:span></text:span><text:span text:style-name="Source_20_Text"><text:span text:style-name="T13">2</text:span></text:span><text:span text:style-name="Source_20_Text"><text:span text:style-name="T4">) (...);</text:span></text:span></text:p>
      <text:p text:style-name="P10"><text:span text:style-name="Source_20_Text"><text:span text:style-name="T4"><text:tab/>TERM &lt;nazwa termu 2&gt; := (x</text:span></text:span><text:span text:style-name="Source_20_Text"><text:span text:style-name="T12">1</text:span></text:span><text:span text:style-name="Source_20_Text"><text:span text:style-name="T4">,</text:span></text:span><text:span text:style-name="Source_20_Text"><text:span text:style-name="T10">μ</text:span></text:span><text:span text:style-name="Source_20_Text"><text:span text:style-name="T13">1</text:span></text:span><text:span text:style-name="Source_20_Text"><text:span text:style-name="T4">) (x</text:span></text:span><text:span text:style-name="Source_20_Text"><text:span text:style-name="T12">2</text:span></text:span><text:span text:style-name="Source_20_Text"><text:span text:style-name="T4">,</text:span></text:span><text:span text:style-name="Source_20_Text"><text:span text:style-name="T10">μ</text:span></text:span><text:span text:style-name="Source_20_Text"><text:span text:style-name="T13">2</text:span></text:span><text:span text:style-name="Source_20_Text"><text:span text:style-name="T4">) (...);</text:span></text:span></text:p>
      <text:p text:style-name="P10"><text:span text:style-name="Source_20_Text"><text:span text:style-name="T4"><text:tab/>TERM &lt;nazwa termu 3&gt; := x;</text:span></text:span></text:p>
      <text:p text:style-name="P9"><text:span text:style-name="Source_20_Text">END_FUZZIFY </text:span></text:p>
      <text:p text:style-name="P10"><text:span text:style-name="Source_20_Text"><text:span text:style-name="T8">Blok fuzyfikacji służy do zdefiniowania funkcji przynależności termów zmiennych wejściowych. </text:span></text:span><text:span text:style-name="Source_20_Text"><text:span text:style-name="T9">Można je definiować na dwa sposoby:</text:span></text:span></text:p>
      <text:list xml:id="list3853230012370688569" text:style-name="L10">
        <text:list-item>
          <text:p text:style-name="P21"><text:span text:style-name="Source_20_Text"><text:span text:style-name="T9">Podając kolejne punkty, których połączenie utworzy funkcję przynależności termu (x,</text:span></text:span><text:span text:style-name="Source_20_Text"><text:span text:style-name="T6">μ</text:span></text:span><text:span text:style-name="Source_20_Text"><text:span text:style-name="T7">) przy czym </text:span></text:span><text:span text:style-name="Source_20_Text"><text:span text:style-name="T11"><text:s/></text:span></text:span><text:span text:style-name="Source_20_Text"><text:span text:style-name="T6">μ </text:span></text:span><text:span text:style-name="Source_20_Text"><text:span text:style-name="T7">musi się zawierać w przedziale &lt;0,1&gt; i punkty nie mogą się powtarzać</text:span></text:span></text:p>
        </text:list-item>
        <text:list-item>
          <text:p text:style-name="P23"><text:span text:style-name="Source_20_Text"><text:span text:style-name="T7">Podając jedną wartość rzeczywistą która utworzy funkcję singletonu</text:span></text:span></text:p>
        </text:list-item>
      </text:list>
      <text:p text:style-name="P18"><text:span text:style-name="Source_20_Text"><text:span text:style-name="T7">Zakres zmiennej (min,max) zostanie obliczony na podstawie skrajnych punków wszystkich termów. Bloki te powtarzają się dla każdej zmiennej wejściowej</text:span></text:span></text:p>
      <text:h text:style-name="P25" text:outline-level="3">Blok defuzyfikacji</text:h>
      <text:p text:style-name="P12">Tym blokiem opisuje się zmienne wewnętrzne oraz wyjściowe. Definicja tego bloku wygląda następująco:</text:p>
      <text:p text:style-name="P12"><text:span text:style-name="Source_20_Text">DEFUZZIFY </text:span><text:span text:style-name="Source_20_Text"><text:span text:style-name="T16">&lt;nazwa zmiennej wyjściowej lub wewnętrznej&gt;</text:span></text:span></text:p>
      <text:p text:style-name="P11"><text:span text:style-name="Source_20_Text"><text:span text:style-name="T4"><text:tab/>TERM &lt;nazwa termu 1&gt; := (x</text:span></text:span><text:span text:style-name="Source_20_Text"><text:span text:style-name="T12">1</text:span></text:span><text:span text:style-name="Source_20_Text"><text:span text:style-name="T4">,</text:span></text:span><text:span text:style-name="Source_20_Text"><text:span text:style-name="T2">μ</text:span></text:span><text:span text:style-name="Source_20_Text"><text:span text:style-name="T14">1</text:span></text:span><text:span text:style-name="Source_20_Text"><text:span text:style-name="T4">) (x</text:span></text:span><text:span text:style-name="Source_20_Text"><text:span text:style-name="T12">2</text:span></text:span><text:span text:style-name="Source_20_Text"><text:span text:style-name="T4">,</text:span></text:span><text:span text:style-name="Source_20_Text"><text:span text:style-name="T2">μ</text:span></text:span><text:span text:style-name="Source_20_Text"><text:span text:style-name="T14">2</text:span></text:span><text:span text:style-name="Source_20_Text"><text:span text:style-name="T4">) (...);</text:span></text:span></text:p>
      <text:p text:style-name="P11"><text:span text:style-name="Source_20_Text"><text:span text:style-name="T4"><text:tab/>TERM &lt;nazwa termu 2&gt; := (x</text:span></text:span><text:span text:style-name="Source_20_Text"><text:span text:style-name="T12">1</text:span></text:span><text:span text:style-name="Source_20_Text"><text:span text:style-name="T4">,</text:span></text:span><text:span text:style-name="Source_20_Text"><text:span text:style-name="T2">μ</text:span></text:span><text:span text:style-name="Source_20_Text"><text:span text:style-name="T14">1</text:span></text:span><text:span text:style-name="Source_20_Text"><text:span text:style-name="T4">) (x</text:span></text:span><text:span text:style-name="Source_20_Text"><text:span text:style-name="T12">2</text:span></text:span><text:span text:style-name="Source_20_Text"><text:span text:style-name="T4">,</text:span></text:span><text:span text:style-name="Source_20_Text"><text:span text:style-name="T2">μ</text:span></text:span><text:span text:style-name="Source_20_Text"><text:span text:style-name="T14">2</text:span></text:span><text:span text:style-name="Source_20_Text"><text:span text:style-name="T4">) (...);</text:span></text:span></text:p>
      <text:p text:style-name="P11"><text:span text:style-name="Source_20_Text"><text:span text:style-name="T4"><text:tab/>TERM &lt;nazwa termu 3&gt; := x;</text:span></text:span></text:p>
      <text:p text:style-name="P12"><text:span text:style-name="Source_20_Text"><text:tab/>ACCU : &lt;nazwa metody akumulacji MAX|PROD&gt;;</text:span></text:p>
      <text:p text:style-name="P12"><text:span text:style-name="Source_20_Text"><text:tab/>METHOD : &lt;nazwa metody defuzyfikacji COS|COG&gt;; </text:span></text:p>
      <text:p text:style-name="P12"><text:span text:style-name="Source_20_Text"><text:tab/>DEFAULT := &lt;opcjonalne – rzeczywista wartość domyślna&gt;;</text:span></text:p>
      <text:p text:style-name="P12"><text:span text:style-name="Source_20_Text">END_DEFUZZIFY </text:span></text:p>
      <text:p text:style-name="P13">Podobnie jak w przypadku bloku fuzyfikacji znajdują się tu definicje termów, <text:span text:style-name="T15">które mogą występować w dwóch postaciach punktów albo singletonu. Dodatkowo dochodzą opcje niedostępne <text:s/>bloku fuzyfikacji:</text:span></text:p>
      <text:list xml:id="list2787004451836341226" text:style-name="L11">
        <text:list-item>
          <text:p text:style-name="P22">ACCU – metoda akumulacji termów wyjściowych poszczególnych reguł których predykaty dotyczą opisywanej zmiennej (MAX albo PROD)</text:p>
        </text:list-item>
        <text:list-item>
          <text:p text:style-name="P22">METHOD – metoda wyostrzania (defuzyfikacji). W zależności od użytych funkcji przynależności termów do dyspozycji są dwie metody COG (Centre of Gravity) – dla punktów, COS (Centre of Singleton) – dla singletonów</text:p>
        </text:list-item>
        <text:list-item>
          <text:p text:style-name="P22">DEFAULT – domyślna wartość tej zmiennej, jeśli żadna reguła nie wpływa na jej wartość</text:p>
        </text:list-item>
      </text:list>
      <text:h text:style-name="Heading_20_3" text:outline-level="3">Bloki reguł</text:h>
      <text:p text:style-name="P14">W jednym bloku funkcji może istnieć kilka bloków funkcji. Taka możliwość została dodana w celu rozbicia reguł na zbiory spójne strukturalnie. Nie ma to jednak wpływu na sam proces agregacji i defuzyfikacji, ponieważ jest on przypisany bezpośrednio do zmiennej wyjściowej lub wewnętrznej. Pozwala jedynie na zdefiniowanie indywidualnej t-normy dla operatora AND (OR). Defnicja bloku wygląda następująco:</text:p>
      <text:p text:style-name="P15"><text:span text:style-name="Source_20_Text"><text:span text:style-name="T17">RULEBLOCK No1</text:span></text:span></text:p>
      <text:p text:style-name="P15"><text:span text:style-name="Source_20_Text"><text:span text:style-name="T17"><text:tab/>AND : MIN; <text:s/></text:span></text:span></text:p>
      <text:p text:style-name="P15"><text:span text:style-name="Source_20_Text"><text:span text:style-name="T17"><text:tab/>RULE 1: if &lt;zmienna wej&gt; is &lt;term&gt; then &lt;zmienna wyj&gt; is &lt;term&gt;;</text:span></text:span></text:p>
      <text:p text:style-name="P15"><text:span text:style-name="Source_20_Text"><text:span text:style-name="T17"><text:tab/>RULE 2: if &lt;zmienna wej&gt; is &lt;term&gt; &lt;and|or&gt; &lt;zmienna wej&gt; is &lt;term&gt; then <text:tab/>&lt;zmienna wyj&gt; is &lt;term&gt; and &lt;zmienna wyj&gt; is &lt;term&gt;;<text:tab/><text:tab/></text:span></text:span></text:p>
      <text:p text:style-name="P15"><text:span text:style-name="Source_20_Text"><text:span text:style-name="T17">END_RULEBLOCK</text:span></text:span></text:p>
      <text:p text:style-name="P16">Jednym z elementów bloku reguł jest zadeklarowanie t-normy dla spójnika AND (co pociąga za sobą odpowiadającą wg praw De Morgana t-normę spójnika OR). Szczegóły opisu reguł znajdują się w rozdziale I.3.2</text:p>
      <text:h text:style-name="Heading_20_3" text:outline-level="3"><text:soft-page-break/>Przykład</text:h>
      <text:p text:style-name="P17"/>
      <text:p text:style-name="P17">Przedstawienie rozwiązania problemu ogrodnika z rozdziału pierwszego w postaci skryptu FCL. Kod skryptu :</text:p>
      <text:p text:style-name="P17"/>
      <text:p text:style-name="P19"><text:span text:style-name="Source_20_Text"><text:span text:style-name="T17">FUNCTION_BLOCK Fuzzy_FB</text:span></text:span></text:p>
      <text:p text:style-name="P19"><text:span text:style-name="Source_20_Text"><text:span text:style-name="T17"><text:tab/>VAR_INPUT</text:span></text:span></text:p>
      <text:p text:style-name="P19"><text:span text:style-name="Source_20_Text"><text:span text:style-name="T17"><text:tab/><text:tab/>wilgotnosc: REAL;</text:span></text:span></text:p>
      <text:p text:style-name="P19"><text:span text:style-name="Source_20_Text"><text:span text:style-name="T17"><text:tab/><text:tab/>temperatura : REAL;</text:span></text:span></text:p>
      <text:p text:style-name="P19"><text:span text:style-name="Source_20_Text"><text:span text:style-name="T17"><text:tab/>END_VAR</text:span></text:span></text:p>
      <text:p text:style-name="P19"><text:span text:style-name="Source_20_Text"><text:span text:style-name="T17"><text:tab/>VAR_OUTPUT</text:span></text:span></text:p>
      <text:p text:style-name="P19"><text:span text:style-name="Source_20_Text"><text:span text:style-name="T17"><text:tab/><text:tab/>zraszanie : REAL;</text:span></text:span></text:p>
      <text:p text:style-name="P19"><text:span text:style-name="Source_20_Text"><text:span text:style-name="T17"><text:tab/>END_VAR </text:span></text:span></text:p>
      <text:p text:style-name="P19"><text:span text:style-name="Source_20_Text"><text:span text:style-name="T17"><text:s text:c="4"/>FUZZIFY temperatura </text:span></text:span></text:p>
      <text:p text:style-name="P19"><text:span text:style-name="Source_20_Text"><text:span text:style-name="T17"><text:tab/><text:tab/>TERM bardzo_niska := (-15,1) (5,1) (13,0);</text:span></text:span></text:p>
      <text:p text:style-name="P19"><text:span text:style-name="Source_20_Text"><text:span text:style-name="T17"><text:tab/><text:tab/>TERM niska := (2, 0) (10, 1) (18, 0);</text:span></text:span></text:p>
      <text:p text:style-name="P19"><text:span text:style-name="Source_20_Text"><text:span text:style-name="T17"><text:tab/><text:tab/>TERM srednia := (10, 0) (18, 1) (26,0);</text:span></text:span></text:p>
      <text:p text:style-name="P19"><text:span text:style-name="Source_20_Text"><text:span text:style-name="T17"><text:tab/><text:tab/>TERM wysoka := <text:s/>(17,0) (25, 1) (40, 1);</text:span></text:span></text:p>
      <text:p text:style-name="P19"><text:span text:style-name="Source_20_Text"><text:span text:style-name="T17"><text:tab/>END_FUZZIFY </text:span></text:span></text:p>
      <text:p text:style-name="P19"><text:span text:style-name="Source_20_Text"><text:span text:style-name="T17"><text:tab/>FUZZIFY wilgotnosc</text:span></text:span></text:p>
      <text:p text:style-name="P19"><text:span text:style-name="Source_20_Text"><text:span text:style-name="T17"><text:tab/><text:tab/>TERM niska := (0, 1) (10, 1) (14, 0);</text:span></text:span></text:p>
      <text:p text:style-name="P19"><text:span text:style-name="Source_20_Text"><text:span text:style-name="T17"><text:tab/><text:tab/>TERM srednia := (11, 0) (15, 1) (19,0);</text:span></text:span></text:p>
      <text:p text:style-name="P19"><text:span text:style-name="Source_20_Text"><text:span text:style-name="T17"><text:tab/><text:tab/>TERM duza := <text:s/>(16,0) (20, 1) (40, 1);</text:span></text:span></text:p>
      <text:p text:style-name="P19"><text:span text:style-name="Source_20_Text"><text:span text:style-name="T17"><text:tab/>END_FUZZIFY </text:span></text:span></text:p>
      <text:p text:style-name="P19"><text:span text:style-name="Source_20_Text"><text:span text:style-name="T17"><text:tab/></text:span></text:span></text:p>
      <text:p text:style-name="P19"><text:span text:style-name="Source_20_Text"><text:span text:style-name="T17"><text:tab/>DEFUZZIFY zraszanie</text:span></text:span></text:p>
      <text:p text:style-name="P19"><text:span text:style-name="Source_20_Text"><text:span text:style-name="T17"><text:tab/> <text:s text:c="3"/>TERM min := (-2,0);</text:span></text:span></text:p>
      <text:p text:style-name="P19"><text:span text:style-name="Source_20_Text"><text:span text:style-name="T17"><text:tab/> <text:s text:c="3"/>TERM brak := 0;</text:span></text:span></text:p>
      <text:p text:style-name="P19"><text:span text:style-name="Source_20_Text"><text:span text:style-name="T17"><text:tab/><text:tab/>TERM slabe := 20;</text:span></text:span></text:p>
      <text:p text:style-name="P19"><text:span text:style-name="Source_20_Text"><text:span text:style-name="T17"><text:tab/><text:tab/>TERM srednie := 40; </text:span></text:span></text:p>
      <text:p text:style-name="P19"><text:span text:style-name="Source_20_Text"><text:span text:style-name="T17"><text:tab/><text:tab/>TERM silne := 60;</text:span></text:span></text:p>
      <text:p text:style-name="P19"><text:span text:style-name="Source_20_Text"><text:span text:style-name="T17"><text:tab/><text:tab/>TERM max := (80,0);</text:span></text:span></text:p>
      <text:p text:style-name="P19"><text:span text:style-name="Source_20_Text"><text:span text:style-name="T17"><text:tab/><text:tab/>ACCU : MAX;</text:span></text:span></text:p>
      <text:p text:style-name="P19"><text:span text:style-name="Source_20_Text"><text:span text:style-name="T17"><text:tab/><text:tab/>METHOD : COS; </text:span></text:span></text:p>
      <text:p text:style-name="P19"><text:span text:style-name="Source_20_Text"><text:span text:style-name="T17"><text:tab/><text:tab/>DEFAULT := -.2;</text:span></text:span></text:p>
      <text:p text:style-name="P19"><text:span text:style-name="Source_20_Text"><text:span text:style-name="T17"><text:tab/>END_DEFUZZIFY </text:span></text:span></text:p>
      <text:p text:style-name="P19"><text:span text:style-name="Source_20_Text"><text:span text:style-name="T17"/></text:span></text:p>
      <text:p text:style-name="P19"><text:span text:style-name="Source_20_Text"><text:span text:style-name="T17"><text:tab/>RULEBLOCK No1 <text:s/></text:span></text:span></text:p>
      <text:p text:style-name="P19"><text:span text:style-name="Source_20_Text"><text:span text:style-name="T17"><text:tab/> <text:s text:c="3"/>RULE 1: if temperatura is bardzo_niska then zraszanie is brak;</text:span></text:span></text:p>
      <text:p text:style-name="P19"><text:span text:style-name="Source_20_Text"><text:span text:style-name="T17"><text:tab/> <text:s text:c="3"/>RULE 2: if wilgotnosc is duza and temperatura is niska then zraszanie is brak;</text:span></text:span></text:p>
      <text:p text:style-name="P19"><text:span text:style-name="Source_20_Text"><text:span text:style-name="T17"><text:tab/> <text:s text:c="3"/>RULE 3: if wilgotnosc is duza and temperatura is srednia then zraszanie is brak;</text:span></text:span></text:p>
      <text:p text:style-name="P19"><text:span text:style-name="Source_20_Text"><text:span text:style-name="T17"><text:tab/> <text:s text:c="3"/>RULE 4: if wilgotnosc is duza and temperatura is wysoka then zraszanie is slabe;</text:span></text:span></text:p>
      <text:p text:style-name="P19"><text:span text:style-name="Source_20_Text"><text:span text:style-name="T17"><text:tab/> <text:s text:c="3"/>RULE 5: if wilgotnosc is srednia and temperatura is niska then zraszanie is brak;</text:span></text:span></text:p>
      <text:p text:style-name="P19"><text:span text:style-name="Source_20_Text"><text:span text:style-name="T17"><text:tab/> <text:s text:c="3"/>RULE 6: if wilgotnosc is srednia and temperatura is srednia then zraszanie is slabe;</text:span></text:span></text:p>
      <text:p text:style-name="P19"><text:span text:style-name="Source_20_Text"><text:span text:style-name="T17"><text:tab/> <text:s text:c="3"/>RULE 7: if wilgotnosc is srednia and temperatura is wysoka then </text:span></text:span><text:soft-page-break/><text:span text:style-name="Source_20_Text"><text:span text:style-name="T17">zraszanie is srednie;</text:span></text:span></text:p>
      <text:p text:style-name="P19"><text:span text:style-name="Source_20_Text"><text:span text:style-name="T17"><text:tab/> <text:s text:c="3"/>RULE 8: if wilgotnosc is niska and temperatura is niska then zraszanie is slabe;</text:span></text:span></text:p>
      <text:p text:style-name="P19"><text:span text:style-name="Source_20_Text"><text:span text:style-name="T17"><text:tab/> <text:s text:c="3"/>RULE 9: if wilgotnosc is niska and temperatura is srednia then zraszanie is srednie;</text:span></text:span></text:p>
      <text:p text:style-name="P19"><text:span text:style-name="Source_20_Text"><text:span text:style-name="T17"><text:tab/> <text:s text:c="3"/>RULE 10: if wilgotnosc is niska and temperatura is wysoka then zraszanie is silne;</text:span></text:span></text:p>
      <text:p text:style-name="P19"><text:span text:style-name="Source_20_Text"><text:span text:style-name="T17"><text:tab/><text:tab/>AND : MIN;</text:span></text:span></text:p>
      <text:p text:style-name="P19"><text:span text:style-name="Source_20_Text"><text:span text:style-name="T17"><text:tab/>END_RULEBLOCK</text:span></text:span></text:p>
      <text:p text:style-name="P19"><text:span text:style-name="Source_20_Text"><text:span text:style-name="T17">END_FUNCTION_BLOCK</text:span></text:span></text:p>
      <text:p text:style-name="P19"><text:span text:style-name="Source_20_Text"><text:span text:style-name="T17"/></text:span></text:p>
      <text:p text:style-name="P19"><text:span text:style-name="Source_20_Text"><text:span text:style-name="T17"/></text:span></text:p>
      <text:p text:style-name="P20">Wcięcia w kodzie nie są obowiązkowe w tym języku, <text:span text:style-name="T19">poprawiają jednak czytelność kodu</text:span>. Skrypt ten jest bardzo krótki w porównaniu do aplikacji w dowolnym innym języku programowania, która miałaby realizować rozwiązanie tego problemu <text:span text:style-name="T18">za pomocą logiki rozmytej</text:span>. <text:s/>Reguły w tym przypadku są dość proste i krótkie. Można jednak tworzyć dowolnie długie reguły i skomplikowane <text:span text:style-name="T18">wzory</text:span> funkcji przynależności termów kreując przy tym skomplikowane systemy rozmyte do sterowania dowolną przestrzenią zmiennych. Taki <text:span text:style-name="T18">bardziej </text:span>złożony problem oraz jego rozwiązanie za pomocą FCL zostanie przedstawiony w ostatnim rozdziale tej prac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ustra" style:family="paragraph" style:parent-style-name="Text_20_body">
      <style:paragraph-properties fo:text-align="justify" style:justify-single-word="false"/>
      <style:text-properties officeooo:rsid="001e9eb6"/>
    </style:style>
    <style:style style:name="ilustracja" style:family="paragraph" style:parent-style-name="ilustra"/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suffix="." style:num-format="I" text:start-value="3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17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01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20:31:46.219454253</meta:creation-date>
    <dc:date>2015-08-11T11:55:51.179324002</dc:date>
    <meta:editing-duration>PT3H19S</meta:editing-duration>
    <meta:editing-cycles>13</meta:editing-cycles>
    <meta:generator>LibreOffice/4.4.2.2$Linux_X86_64 LibreOffice_project/40m0$Build-2</meta:generator>
    <meta:document-statistic meta:table-count="0" meta:image-count="0" meta:object-count="0" meta:page-count="5" meta:paragraph-count="105" meta:word-count="1083" meta:character-count="7552" meta:non-whitespace-character-count="6427"/>
  </office:meta>
</office:document-meta>
</file>